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Courier New1" svg:font-family="'Courier New'"/>
    <style:font-face style:name="Lucida Sans1" svg:font-family="'Lucida Sans'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Arial" fo:font-size="8pt" style:font-size-asian="8pt" style:font-name-complex="Arial1" style:font-size-complex="8pt"/>
    </style:style>
    <style:style style:name="P3" style:family="paragraph" style:parent-style-name="Standard">
      <style:paragraph-properties fo:text-align="start" style:justify-single-word="false" fo:break-before="page"/>
    </style:style>
    <style:style style:name="P4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start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5" style:family="paragraph" style:parent-style-name="Heading_20_1" style:master-page-name="First_20_Page">
      <style:paragraph-properties style:page-number="auto"/>
    </style:style>
    <style:style style:name="P6" style:family="paragraph" style:parent-style-name="Standard">
      <style:text-properties style:font-name="Courier New2" fo:font-size="8pt" style:font-size-asian="8pt" style:font-size-complex="8pt"/>
    </style:style>
    <style:style style:name="P7" style:family="paragraph" style:parent-style-name="Preformatted_20_Text">
      <style:text-properties fo:color="#000000" style:font-name="Courier New2" fo:font-size="8pt" style:font-size-asian="8pt" style:font-size-complex="8pt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2" fo:font-size="8pt" style:font-size-asian="8pt" style:font-size-complex="8pt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2" fo:font-size="8pt" officeooo:paragraph-rsid="000d1496" style:font-size-asian="8pt" style:font-size-complex="8pt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2" fo:font-size="8pt" style:font-size-asian="8pt" style:font-size-complex="8pt"/>
    </style:style>
    <style:style style:name="T1" style:family="text">
      <style:text-properties style:font-name="Wingdings" style:font-name-asian="Wingdings1" style:font-name-complex="Wingdings1"/>
    </style:style>
    <style:style style:name="T2" style:family="text">
      <style:text-properties fo:language="es" fo:country="E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1155cc"/>
    </style:style>
    <style:style style:name="T5" style:family="text">
      <style:text-properties fo:color="#808000"/>
    </style:style>
    <style:style style:name="T6" style:family="text">
      <style:text-properties fo:color="#808000" fo:font-size="8pt" style:font-name-asian="Times New Roman1" style:font-size-asian="8pt" style:language-asian="es" style:country-asian="CL" style:font-name-complex="Courier New3" style:font-size-complex="8pt"/>
    </style:style>
    <style:style style:name="T7" style:family="text">
      <style:text-properties fo:color="#808000" style:font-name="Courier New1"/>
    </style:style>
    <style:style style:name="T8" style:family="text">
      <style:text-properties fo:color="#000000" fo:font-size="8pt" style:font-name-asian="Times New Roman1" style:font-size-asian="8pt" style:language-asian="es" style:country-asian="CL" style:font-name-complex="Courier New3" style:font-size-complex="8pt"/>
    </style:style>
    <style:style style:name="T9" style:family="text">
      <style:text-properties fo:color="#000080" fo:font-size="8pt" fo:font-weight="bold" style:font-name-asian="Times New Roman1" style:font-size-asian="8pt" style:language-asian="es" style:country-asian="CL" style:font-weight-asian="bold" style:font-name-complex="Courier New3" style:font-size-complex="8pt" style:font-weight-complex="bold"/>
    </style:style>
    <style:style style:name="T10" style:family="text">
      <style:text-properties fo:color="#000080" style:font-name="Courier New1" fo:font-weight="bold"/>
    </style:style>
    <style:style style:name="T11" style:family="text">
      <style:text-properties fo:color="#000080" fo:font-weight="bold"/>
    </style:style>
    <style:style style:name="T12" style:family="text">
      <style:text-properties fo:color="#660e7a"/>
    </style:style>
    <style:style style:name="T13" style:family="text">
      <style:text-properties fo:color="#660e7a" fo:font-size="8pt" fo:font-style="italic" style:font-name-asian="Times New Roman1" style:font-size-asian="8pt" style:language-asian="es" style:country-asian="CL" style:font-style-asian="italic" style:font-name-complex="Courier New3" style:font-size-complex="8pt" style:font-style-complex="italic"/>
    </style:style>
    <style:style style:name="T14" style:family="text">
      <style:text-properties fo:color="#660e7a" fo:font-size="8pt" fo:font-weight="bold" style:font-name-asian="Times New Roman1" style:font-size-asian="8pt" style:language-asian="es" style:country-asian="CL" style:font-weight-asian="bold" style:font-name-complex="Courier New3" style:font-size-complex="8pt" style:font-weight-complex="bold"/>
    </style:style>
    <style:style style:name="T15" style:family="text">
      <style:text-properties fo:color="#660e7a" style:font-name="Courier New1" fo:font-style="italic"/>
    </style:style>
    <style:style style:name="T16" style:family="text">
      <style:text-properties fo:color="#660e7a" style:font-name="Courier New1" fo:font-weight="bold"/>
    </style:style>
    <style:style style:name="T17" style:family="text">
      <style:text-properties fo:color="#660e7a" fo:font-style="italic"/>
    </style:style>
    <style:style style:name="T18" style:family="text">
      <style:text-properties fo:color="#660e7a" fo:font-weight="bold"/>
    </style:style>
    <style:style style:name="T19" style:family="text">
      <style:text-properties fo:color="#0000ff"/>
    </style:style>
    <style:style style:name="T20" style:family="text">
      <style:text-properties fo:color="#0000ff" fo:font-size="8pt" style:font-name-asian="Times New Roman1" style:font-size-asian="8pt" style:language-asian="es" style:country-asian="CL" style:font-name-complex="Courier New3" style:font-size-complex="8pt"/>
    </style:style>
    <style:style style:name="T21" style:family="text">
      <style:text-properties fo:color="#0000ff" style:font-name="Courier New1"/>
    </style:style>
    <style:style style:name="T22" style:family="text">
      <style:text-properties fo:color="#008000" fo:font-size="8pt" fo:font-weight="bold" style:font-name-asian="Times New Roman1" style:font-size-asian="8pt" style:language-asian="es" style:country-asian="CL" style:font-weight-asian="bold" style:font-name-complex="Courier New3" style:font-size-complex="8pt" style:font-weight-complex="bold"/>
    </style:style>
    <style:style style:name="T23" style:family="text">
      <style:text-properties fo:color="#008000" style:font-name="Courier New1" fo:font-weight="bold"/>
    </style:style>
    <style:style style:name="T24" style:family="text">
      <style:text-properties fo:color="#008000" fo:font-weight="bold"/>
    </style:style>
    <style:style style:name="T25" style:family="text">
      <style:text-properties officeooo:rsid="000b3462"/>
    </style:style>
    <style:style style:name="T26" style:family="text">
      <style:text-properties officeooo:rsid="000cd1c5"/>
    </style:style>
    <style:style style:name="T27" style:family="text">
      <style:text-properties style:font-name="Courier New1"/>
    </style:style>
    <style:style style:name="T28" style:family="text">
      <style:text-properties style:font-name="Courier New1" fo:font-style="italic"/>
    </style:style>
    <style:style style:name="T29" style:family="text">
      <style:text-properties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ListView.Builder <text:span text:style-name="T26">Esqueleto</text:span></text:h>
      <text:h text:style-name="Heading_20_1" text:outline-level="1">Android Estudio V3.0.17/Flutter</text:h>
      <text:p text:style-name="Standard"/>
      <text:p text:style-name="Standard">Objetivo:<text:span text:style-name="T26">Esqueleteo <text:s/>firestore</text:span></text:p>
      <text:p text:style-name="Standard"/>
      <text:p text:style-name="Standard">F.Creación: <text:span text:style-name="T26">9-8</text:span>-2018</text:p>
      <text:p text:style-name="Standard"/>
      <text:p text:style-name="P1">Programa:</text:p>
      <text:p text:style-name="P1"/>
      <text:p text:style-name="P1">Fuente:<text:a xlink:type="simple" xlink:href="https://docs.flutter.io/flutter/widgets/ListView/ListView.builder.html" text:style-name="ListLabel_20_1" text:visited-style-name="ListLabel_20_1"><text:span text:style-name="Internet_20_link">Fuente</text:span></text:a></text:p>
      <text:p text:style-name="P1"/>
      <text:p text:style-name="P3"/>
      <text:p text:style-name="P7">Widget FrmListado() {</text:p>
      <text:p text:style-name="P9"><text:s text:c="2"/><text:span text:style-name="T11">return </text:span>StreamBuilder(</text:p>
      <text:p text:style-name="P8"><text:s text:c="4"/>stream: Firestore.<text:span text:style-name="T17">instance</text:span>.collection(<text:span text:style-name="T24">'Citas'</text:span>).snapshots(),</text:p>
      <text:p text:style-name="P8"><text:s text:c="4"/>builder: (BuildContext context, AsyncSnapshot&lt;QuerySnapshot&gt; snapshot) {</text:p>
      <text:p text:style-name="P8"><text:s text:c="6"/><text:span text:style-name="T11">if </text:span>(!snapshot.<text:span text:style-name="T18">hasData</text:span>) <text:span text:style-name="T11">return </text:span>CircularProgressIndicator();</text:p>
      <text:p text:style-name="P8"><text:s text:c="6"/><text:span text:style-name="T11">return </text:span>FirestoreListView(documents: snapshot.<text:span text:style-name="T18">data</text:span>.<text:span text:style-name="T18">documents</text:span>);</text:p>
      <text:p text:style-name="P8"><text:s text:c="4"/>},</text:p>
      <text:p text:style-name="P8"><text:s text:c="2"/>);</text:p>
      <text:p text:style-name="P8">}</text:p>
      <text:p text:style-name="P8"><text:span text:style-name="T11">class </text:span>FirestoreListView <text:span text:style-name="T11">extends </text:span>StatelessWidget {</text:p>
      <text:p text:style-name="P8"><text:s text:c="2"/><text:span text:style-name="T11">final </text:span>List&lt;DocumentSnapshot&gt; <text:span text:style-name="T18">documents</text:span>;</text:p>
      <text:p text:style-name="P8"><text:s text:c="2"/>FirestoreListView({<text:span text:style-name="T11">this</text:span>.<text:span text:style-name="T18">documents</text:span>});</text:p>
      <text:p text:style-name="P8"><text:s text:c="2"/><text:span text:style-name="T5">@override</text:span></text:p>
      <text:p text:style-name="P8"><text:span text:style-name="T5"><text:s text:c="2"/></text:span>Widget build(BuildContext context) {</text:p>
      <text:p text:style-name="P8"><text:s text:c="4"/><text:span text:style-name="T11">return </text:span>ListView.builder(</text:p>
      <text:p text:style-name="P8"><text:s text:c="6"/>itemCount: <text:span text:style-name="T18">documents</text:span>.<text:span text:style-name="T18">length</text:span>,</text:p>
      <text:p text:style-name="P8"><text:s text:c="6"/>itemExtent: <text:span text:style-name="T19">110.0</text:span>,</text:p>
      <text:p text:style-name="P8"><text:s text:c="6"/>itemBuilder: (BuildContext context, int index) {</text:p>
      <text:p text:style-name="P8"><text:s text:c="8"/>String nombre = <text:span text:style-name="T18">documents</text:span>[index].<text:span text:style-name="T18">data</text:span>[<text:span text:style-name="T24">'nombre'</text:span>].toString();</text:p>
      <text:p text:style-name="P8"><text:s text:c="8"/>String direccion = <text:span text:style-name="T18">documents</text:span>[index].<text:span text:style-name="T18">data</text:span>[<text:span text:style-name="T24">'direccion'</text:span>].toString();</text:p>
      <text:p text:style-name="P8"><text:s text:c="8"/>String key = <text:span text:style-name="T18">documents</text:span>[index].<text:span text:style-name="T18">documentID</text:span>;</text:p>
      <text:p text:style-name="P8"><text:s text:c="8"/><text:span text:style-name="T11">return </text:span>ListTile(</text:p>
      <text:p text:style-name="P8"><text:s text:c="12"/>title: Container(</text:p>
      <text:p text:style-name="P8"><text:s text:c="14"/>decoration: BoxDecoration(</text:p>
      <text:p text:style-name="P8"><text:s text:c="16"/>borderRadius: BorderRadius.circular(<text:span text:style-name="T19">5.0</text:span>),</text:p>
      <text:p text:style-name="P8"><text:s text:c="16"/>border: Border.all(color: Colors.<text:span text:style-name="T17">white</text:span>),</text:p>
      <text:p text:style-name="P8"><text:s text:c="14"/>),</text:p>
      <text:p text:style-name="P8"><text:s text:c="14"/>padding: EdgeInsets.all(<text:span text:style-name="T19">5.0</text:span>),</text:p>
      <text:p text:style-name="P8"><text:s text:c="14"/>child: Row(</text:p>
      <text:p text:style-name="P8"><text:s text:c="16"/>children: &lt;Widget&gt;[</text:p>
      <text:p text:style-name="P8"><text:s text:c="18"/>Text(nombre),</text:p>
      <text:p text:style-name="P8"><text:s text:c="18"/>IconButton(</text:p>
      <text:p text:style-name="P8"><text:s text:c="22"/>icon: Icon(Icons.<text:span text:style-name="T17">update</text:span>),</text:p>
      <text:p text:style-name="P8"><text:s text:c="22"/>onPressed: () {</text:p>
      <text:p text:style-name="P8"><text:s text:c="24"/>param.add(<text:span text:style-name="T24">"EDITAR"</text:span>);</text:p>
      <text:p text:style-name="P8"><text:s text:c="24"/>param.add(key);</text:p>
      <text:p text:style-name="P8"><text:s text:c="24"/>param.add(nombre);</text:p>
      <text:p text:style-name="P8"><text:s text:c="24"/>param.add(direccion);</text:p>
      <text:p text:style-name="P8"><text:s text:c="24"/>print(<text:span text:style-name="T24">"que onda </text:span>${param[<text:span text:style-name="T19">2</text:span>]}<text:span text:style-name="T24">"</text:span>);</text:p>
      <text:p text:style-name="P8"><text:s text:c="24"/>Navigator.<text:span text:style-name="T29">pushNamed</text:span>(context, <text:span text:style-name="T24">'frmEditaCliente'</text:span>);</text:p>
      <text:p text:style-name="P8"><text:s text:c="22"/>}</text:p>
      <text:p text:style-name="P8"><text:s text:c="18"/>),</text:p>
      <text:p text:style-name="P8"><text:s text:c="18"/>IconButton(</text:p>
      <text:p text:style-name="P8"><text:s text:c="20"/>icon: Icon(Icons.<text:span text:style-name="T17">delete</text:span>),</text:p>
      <text:p text:style-name="P8"><text:s text:c="20"/>onPressed: () {</text:p>
      <text:p text:style-name="P8"><text:s text:c="22"/>Firestore.<text:span text:style-name="T17">instance</text:span>.runTransaction((transaction) <text:span text:style-name="T11">async </text:span>{</text:p>
      <text:p text:style-name="P8"><text:s text:c="24"/>DocumentSnapshot snapshot =</text:p>
      <text:p text:style-name="P8"><text:s text:c="24"/><text:span text:style-name="T11">await </text:span>transaction.get(<text:span text:style-name="T18">documents</text:span>[index].<text:span text:style-name="T18">reference</text:span>);</text:p>
      <text:p text:style-name="P8"><text:s text:c="24"/><text:span text:style-name="T11">await </text:span>transaction.delete(snapshot.<text:span text:style-name="T18">reference</text:span>);</text:p>
      <text:p text:style-name="P8"><text:s text:c="22"/>});</text:p>
      <text:p text:style-name="P8"><text:s text:c="20"/>},</text:p>
      <text:p text:style-name="P8"><text:s text:c="18"/>)</text:p>
      <text:p text:style-name="P8"><text:s text:c="16"/>],</text:p>
      <text:p text:style-name="P8"><text:s text:c="14"/>),</text:p>
      <text:p text:style-name="P8"><text:s text:c="12"/>),</text:p>
      <text:p text:style-name="P8"><text:s text:c="12"/>onTap: () =&gt; Firestore.<text:span text:style-name="T17">instance</text:span></text:p>
      <text:p text:style-name="P8"><text:span text:style-name="T12"><text:s text:c="16"/></text:span>.runTransaction((Transaction transaction) <text:span text:style-name="T11">async </text:span>{</text:p>
      <text:p text:style-name="P8"><text:s text:c="14"/>DocumentSnapshot snapshot =</text:p>
      <text:p text:style-name="P8"><text:s text:c="14"/><text:span text:style-name="T11">await </text:span>transaction.get(<text:span text:style-name="T18">documents</text:span>[index].<text:span text:style-name="T18">reference</text:span>);</text:p>
      <text:p text:style-name="P8"><text:s text:c="14"/><text:span text:style-name="T11">await </text:span>transaction.update(</text:p>
      <text:p text:style-name="P8"><text:s text:c="18"/>snapshot.<text:span text:style-name="T18">reference</text:span>, {<text:span text:style-name="T24">"editing"</text:span>: !snapshot[<text:span text:style-name="T24">"editing"</text:span>]});</text:p>
      <text:p text:style-name="P8"><text:s text:c="12"/>}));</text:p>
      <text:p text:style-name="P8"><text:s text:c="6"/>},</text:p>
      <text:p text:style-name="P8"><text:s text:c="4"/>);</text:p>
      <text:p text:style-name="P8"><text:soft-page-break/><text:s text:c="2"/>}</text:p>
      <text:p text:style-name="P10">}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Courier New1" svg:font-family="'Courier New'"/>
    <style:font-face style:name="Lucida Sans1" svg:font-family="'Lucida Sans'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CL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1" style:font-family-asian="'Times New Roman'" style:font-family-generic-asian="system" style:font-pitch-asian="variable" style:font-size-asian="10pt" style:language-asian="es" style:country-asian="CL" style:font-name-complex="Courier New3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3" style:font-family-complex="'Courier New'" style:font-family-generic-complex="system" style:font-pitch-complex="variable" style:font-size-complex="10pt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CL" style:font-name-complex="Courier New3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>
      <style:text-properties fo:color="#1155c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3</text:page-number></text:span><text:span text:style-name="MT2"><text:s/>de </text:span><text:span text:style-name="MT3"><text:page-count style:num-format="1">3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4</meta:editing-cycles>
    <meta:creation-date>2018-03-07T12:45:00</meta:creation-date>
    <dc:date>2018-08-09T20:56:50.566000000</dc:date>
    <meta:editing-duration>PT7H10M</meta:editing-duration>
    <meta:generator>LibreOffice/6.0.4.2$Windows_X86_64 LibreOffice_project/9b0d9b32d5dcda91d2f1a96dc04c645c450872bf</meta:generator>
    <meta:document-statistic meta:table-count="0" meta:image-count="0" meta:object-count="0" meta:page-count="3" meta:paragraph-count="73" meta:word-count="159" meta:character-count="2658" meta:non-whitespace-character-count="17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